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-presorted-try1" table:style-name="ta1">
        <table:shapes>
          <draw:frame draw:z-index="0" draw:style-name="gr1" draw:text-style-name="P1" svg:width="15.999cm" svg:height="8.999cm" svg:x="25.876cm" svg:y="0.345cm">
            <draw:object draw:notify-on-update-of-ranges="'time-presorted-try1'.C1:'time-presorted-try1'.C1 'time-presorted-try1'.C2:'time-presorted-try1'.C34 'time-presorted-try1'.D1:'time-presorted-try1'.D1 'time-presorted-try1'.D2:'time-presorted-try1'.D34 'time-presorted-try1'.C1:'time-presorted-try1'.C1 'time-presorted-try1'.C2:'time-presorted-try1'.C34 'time-presorted-try1'.H1:'time-presorted-try1'.H1 'time-presorted-try1'.H2:'time-presorted-try1'.H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6.02cm" svg:y="10.016cm">
            <draw:object draw:notify-on-update-of-ranges="'time-presorted-try1'.C1:'time-presorted-try1'.C1 'time-presorted-try1'.C2:'time-presorted-try1'.C34 'time-presorted-try1'.F1:'time-presorted-try1'.F1 'time-presorted-try1'.F2:'time-presorted-try1'.F34 'time-presorted-try1'.C1:'time-presorted-try1'.C1 'time-presorted-try1'.C2:'time-presorted-try1'.C34 'time-presorted-try1'.G1:'time-presorted-try1'.G1 'time-presorted-try1'.G2:'time-presorted-try1'.G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Sample Size</text:p>
          </table:table-cell>
          <table:table-cell office:value-type="string" calcext:value-type="string">
            <text:p>Number Elements</text:p>
          </table:table-cell>
          <table:table-cell office:value-type="string" calcext:value-type="string">
            <text:p>avg Time (ms)</text:p>
          </table:table-cell>
          <table:table-cell table:style-name="Default" office:value-type="string" calcext:value-type="string">
            <text:p>avg Time (ns)</text:p>
          </table:table-cell>
          <table:table-cell office:value-type="string" calcext:value-type="string">
            <text:p>n*log(n)</text:p>
          </table:table-cell>
          <table:table-cell table:number-columns-repeated="2" office:value-type="string" calcext:value-type="string">
            <text:p>gerade</text:p>
          </table:table-cell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.000841" calcext:value-type="float">
            <text:p>8,41E-04</text:p>
          </table:table-cell>
          <table:table-cell table:style-name="Default" office:value-type="float" office:value="35985.95" calcext:value-type="float">
            <text:p>35985,95</text:p>
          </table:table-cell>
          <table:table-cell table:formula="of:=[.$C2]*LOG([.$C2];10)" office:value-type="float" office:value="3000" calcext:value-type="float">
            <text:p>3000</text:p>
          </table:table-cell>
          <table:table-cell table:formula="of:=[.$C2]*LOG([.$C2];10)" office:value-type="float" office:value="3000" calcext:value-type="float">
            <text:p>3000</text:p>
          </table:table-cell>
          <table:table-cell table:style-name="ce1" table:formula="of:=[.D2]" office:value-type="float" office:value="0.000841" calcext:value-type="float">
            <text:p>8,41E-04</text:p>
          </table:table-cell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.0045" calcext:value-type="float">
            <text:p>0,0045</text:p>
          </table:table-cell>
          <table:table-cell table:style-name="Default" office:value-type="float" office:value="481447.06" calcext:value-type="float">
            <text:p>481447,06</text:p>
          </table:table-cell>
          <table:table-cell table:formula="of:=[.$C3]*LOG([.$C3];10)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.0061" calcext:value-type="float">
            <text:p>1,0061</text:p>
          </table:table-cell>
          <table:table-cell table:style-name="Default" office:value-type="float" office:value="1068548.9" calcext:value-type="float">
            <text:p>1068548,9</text:p>
          </table:table-cell>
          <table:table-cell table:formula="of:=[.$C4]*LOG([.$C4];10)" office:value-type="float" office:value="86020.5999132796" calcext:value-type="float">
            <text:p>86020,5999132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1.018" calcext:value-type="float">
            <text:p>1,018</text:p>
          </table:table-cell>
          <table:table-cell table:style-name="Default" office:value-type="float" office:value="1706070.5" calcext:value-type="float">
            <text:p>1706070,5</text:p>
          </table:table-cell>
          <table:table-cell table:formula="of:=[.$C5]*LOG([.$C5];10)" office:value-type="float" office:value="134313.63764159" calcext:value-type="float">
            <text:p>134313,63764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.019" calcext:value-type="float">
            <text:p>2,019</text:p>
          </table:table-cell>
          <table:table-cell table:style-name="Default" office:value-type="float" office:value="2365289.5" calcext:value-type="float">
            <text:p>2365289,5</text:p>
          </table:table-cell>
          <table:table-cell table:formula="of:=[.$C6]*LOG([.$C6];10)" office:value-type="float" office:value="184082.399653118" calcext:value-type="float">
            <text:p>184082,39965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.944" calcext:value-type="float">
            <text:p>2,944</text:p>
          </table:table-cell>
          <table:table-cell table:style-name="Default" office:value-type="float" office:value="3079845.5" calcext:value-type="float">
            <text:p>3079845,5</text:p>
          </table:table-cell>
          <table:table-cell table:formula="of:=[.$C7]*LOG([.$C7];10)" office:value-type="float" office:value="234948.500216801" calcext:value-type="float">
            <text:p>234948,500216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00" calcext:value-type="float">
            <text:p>1000</text:p>
          </table:table-cell>
          <table:table-cell office:value-type="float" office:value="60000" calcext:value-type="float">
            <text:p>60000</text:p>
          </table:table-cell>
          <table:table-cell office:value-type="float" office:value="3.046" calcext:value-type="float">
            <text:p>3,046</text:p>
          </table:table-cell>
          <table:table-cell table:style-name="Default" office:value-type="float" office:value="3693811.2" calcext:value-type="float">
            <text:p>3693811,2</text:p>
          </table:table-cell>
          <table:table-cell table:formula="of:=[.$C8]*LOG([.$C8];10)" office:value-type="float" office:value="286689.075023019" calcext:value-type="float">
            <text:p>286689,075023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00" calcext:value-type="float">
            <text:p>1000</text:p>
          </table:table-cell>
          <table:table-cell office:value-type="float" office:value="70000" calcext:value-type="float">
            <text:p>70000</text:p>
          </table:table-cell>
          <table:table-cell office:value-type="float" office:value="4.049" calcext:value-type="float">
            <text:p>4,049</text:p>
          </table:table-cell>
          <table:table-cell table:style-name="Default" office:value-type="float" office:value="4394101" calcext:value-type="float">
            <text:p>4394101</text:p>
          </table:table-cell>
          <table:table-cell table:formula="of:=[.$C9]*LOG([.$C9];10)" office:value-type="float" office:value="339156.862800998" calcext:value-type="float">
            <text:p>339156,862800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float" office:value="5.048" calcext:value-type="float">
            <text:p>5,048</text:p>
          </table:table-cell>
          <table:table-cell table:style-name="Default" office:value-type="float" office:value="5148264" calcext:value-type="float">
            <text:p>5148264</text:p>
          </table:table-cell>
          <table:table-cell table:formula="of:=[.$C10]*LOG([.$C10];10)" office:value-type="float" office:value="392247.198959355" calcext:value-type="float">
            <text:p>392247,198959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00" calcext:value-type="float">
            <text:p>1000</text:p>
          </table:table-cell>
          <table:table-cell office:value-type="float" office:value="90000" calcext:value-type="float">
            <text:p>90000</text:p>
          </table:table-cell>
          <table:table-cell office:value-type="float" office:value="5.151" calcext:value-type="float">
            <text:p>5,151</text:p>
          </table:table-cell>
          <table:table-cell table:style-name="Default" office:value-type="float" office:value="5957348" calcext:value-type="float">
            <text:p>5957348</text:p>
          </table:table-cell>
          <table:table-cell table:formula="of:=[.$C11]*LOG([.$C11];10)" office:value-type="float" office:value="445881.825849539" calcext:value-type="float">
            <text:p>445881,825849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.116" calcext:value-type="float">
            <text:p>6,116</text:p>
          </table:table-cell>
          <table:table-cell table:style-name="Default" office:value-type="float" office:value="6785477.5" calcext:value-type="float">
            <text:p>6785477,5</text:p>
          </table:table-cell>
          <table:table-cell table:formula="of:=[.$C12]*LOG([.$C12];10)"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500" calcext:value-type="float">
            <text:p>5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4.326" calcext:value-type="float">
            <text:p>14,326</text:p>
          </table:table-cell>
          <table:table-cell office:value-type="float" office:value="14499557" calcext:value-type="float">
            <text:p>1,45E+07</text:p>
          </table:table-cell>
          <table:table-cell table:formula="of:=[.$C13]*LOG([.$C13];10)" office:value-type="float" office:value="1060205.9991328" calcext:value-type="float">
            <text:p>1060205,999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250" calcext:value-type="float">
            <text:p>250</text:p>
          </table:table-cell>
          <table:table-cell office:value-type="float" office:value="300000" calcext:value-type="float">
            <text:p>300000</text:p>
          </table:table-cell>
          <table:table-cell office:value-type="float" office:value="69.876" calcext:value-type="float">
            <text:p>69,876</text:p>
          </table:table-cell>
          <table:table-cell office:value-type="float" office:value="70194584" calcext:value-type="float">
            <text:p>7,02E+07</text:p>
          </table:table-cell>
          <table:table-cell table:formula="of:=[.$C14]*LOG([.$C14];10)" office:value-type="float" office:value="1643136.3764159" calcext:value-type="float">
            <text:p>1643136,3764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50" calcext:value-type="float">
            <text:p>150</text:p>
          </table:table-cell>
          <table:table-cell office:value-type="float" office:value="400000" calcext:value-type="float">
            <text:p>400000</text:p>
          </table:table-cell>
          <table:table-cell office:value-type="float" office:value="98.57333" calcext:value-type="float">
            <text:p>98,57333</text:p>
          </table:table-cell>
          <table:table-cell office:value-type="float" office:value="99251424" calcext:value-type="float">
            <text:p>9,93E+07</text:p>
          </table:table-cell>
          <table:table-cell table:formula="of:=[.$C15]*LOG([.$C15];10)" office:value-type="float" office:value="2240823.99653118" calcext:value-type="float">
            <text:p>2240823,9965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50" calcext:value-type="float">
            <text:p>15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25.753334" calcext:value-type="float">
            <text:p>125,753334</text:p>
          </table:table-cell>
          <table:table-cell office:value-type="float" office:value="126286672" calcext:value-type="float">
            <text:p>1,26E+08</text:p>
          </table:table-cell>
          <table:table-cell table:formula="of:=[.$C16]*LOG([.$C16];10)" office:value-type="float" office:value="2849485.00216801" calcext:value-type="float">
            <text:p>2849485,00216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75" calcext:value-type="float">
            <text:p>75</text:p>
          </table:table-cell>
          <table:table-cell office:value-type="float" office:value="600000" calcext:value-type="float">
            <text:p>600000</text:p>
          </table:table-cell>
          <table:table-cell office:value-type="float" office:value="153.54666" calcext:value-type="float">
            <text:p>153,54666</text:p>
          </table:table-cell>
          <table:table-cell office:value-type="float" office:value="153941664" calcext:value-type="float">
            <text:p>1,54E+08</text:p>
          </table:table-cell>
          <table:table-cell table:formula="of:=[.$C17]*LOG([.$C17];10)" office:value-type="float" office:value="3466890.75023019" calcext:value-type="float">
            <text:p>3466890,75023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75" calcext:value-type="float">
            <text:p>75</text:p>
          </table:table-cell>
          <table:table-cell office:value-type="float" office:value="700000" calcext:value-type="float">
            <text:p>700000</text:p>
          </table:table-cell>
          <table:table-cell office:value-type="float" office:value="184.53334" calcext:value-type="float">
            <text:p>184,53334</text:p>
          </table:table-cell>
          <table:table-cell office:value-type="float" office:value="185039616" calcext:value-type="float">
            <text:p>1,85E+08</text:p>
          </table:table-cell>
          <table:table-cell table:formula="of:=[.$C18]*LOG([.$C18];10)" office:value-type="float" office:value="4091568.62800998" calcext:value-type="float">
            <text:p>4091568,62800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50" calcext:value-type="float">
            <text:p>50</text:p>
          </table:table-cell>
          <table:table-cell office:value-type="float" office:value="800000" calcext:value-type="float">
            <text:p>800000</text:p>
          </table:table-cell>
          <table:table-cell office:value-type="float" office:value="203.94" calcext:value-type="float">
            <text:p>203,94</text:p>
          </table:table-cell>
          <table:table-cell office:value-type="float" office:value="204562448" calcext:value-type="float">
            <text:p>2,05E+08</text:p>
          </table:table-cell>
          <table:table-cell table:formula="of:=[.$C19]*LOG([.$C19];10)" office:value-type="float" office:value="4722471.98959355" calcext:value-type="float">
            <text:p>4722471,98959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50" calcext:value-type="float">
            <text:p>50</text:p>
          </table:table-cell>
          <table:table-cell office:value-type="float" office:value="900000" calcext:value-type="float">
            <text:p>900000</text:p>
          </table:table-cell>
          <table:table-cell office:value-type="float" office:value="225.96" calcext:value-type="float">
            <text:p>225,96</text:p>
          </table:table-cell>
          <table:table-cell office:value-type="float" office:value="226520704" calcext:value-type="float">
            <text:p>2,27E+08</text:p>
          </table:table-cell>
          <table:table-cell table:formula="of:=[.$C20]*LOG([.$C20];10)" office:value-type="float" office:value="5358818.25849539" calcext:value-type="float">
            <text:p>5358818,25849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5.92" calcext:value-type="float">
            <text:p>285,92</text:p>
          </table:table-cell>
          <table:table-cell office:value-type="float" office:value="286354656" calcext:value-type="float">
            <text:p>2,86E+08</text:p>
          </table:table-cell>
          <table:table-cell table:formula="of:=[.$C21]*LOG([.$C21];10)" office:value-type="float" office:value="6000000" calcext:value-type="float">
            <text:p>6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25" calcext:value-type="float">
            <text:p>2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26.84" calcext:value-type="float">
            <text:p>526,84</text:p>
          </table:table-cell>
          <table:table-cell office:value-type="float" office:value="527418400" calcext:value-type="float">
            <text:p>5,27E+08</text:p>
          </table:table-cell>
          <table:table-cell table:formula="of:=[.$C22]*LOG([.$C22];10)" office:value-type="float" office:value="12602059.991328" calcext:value-type="float">
            <text:p>12602059,99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" calcext:value-type="float">
            <text:p>1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825.6" calcext:value-type="float">
            <text:p>825,6</text:p>
          </table:table-cell>
          <table:table-cell office:value-type="float" office:value="826105920" calcext:value-type="float">
            <text:p>8,26E+08</text:p>
          </table:table-cell>
          <table:table-cell table:formula="of:=[.$C23]*LOG([.$C23];10)" office:value-type="float" office:value="19431363.764159" calcext:value-type="float">
            <text:p>19431363,764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" calcext:value-type="float">
            <text:p>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181.1" calcext:value-type="float">
            <text:p>1181,1</text:p>
          </table:table-cell>
          <table:table-cell office:value-type="float" office:value="1181686780" calcext:value-type="float">
            <text:p>1,18E+09</text:p>
          </table:table-cell>
          <table:table-cell table:formula="of:=[.$C24]*LOG([.$C24];10)" office:value-type="float" office:value="26408239.9653118" calcext:value-type="float">
            <text:p>26408239,965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" calcext:value-type="float">
            <text:p>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453" calcext:value-type="float">
            <text:p>1453</text:p>
          </table:table-cell>
          <table:table-cell office:value-type="float" office:value="1453441280" calcext:value-type="float">
            <text:p>1,45E+09</text:p>
          </table:table-cell>
          <table:table-cell table:formula="of:=[.$C25]*LOG([.$C25];10)" office:value-type="float" office:value="33494850.0216801" calcext:value-type="float">
            <text:p>33494850,0216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" calcext:value-type="float">
            <text:p>1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829.9" calcext:value-type="float">
            <text:p>1829,9</text:p>
          </table:table-cell>
          <table:table-cell office:value-type="float" office:value="1830314370" calcext:value-type="float">
            <text:p>1,83E+09</text:p>
          </table:table-cell>
          <table:table-cell table:formula="of:=[.$C26]*LOG([.$C26];10)" office:value-type="float" office:value="40668907.5023019" calcext:value-type="float">
            <text:p>40668907,5023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" calcext:value-type="float">
            <text:p>1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166.1" calcext:value-type="float">
            <text:p>2166,1</text:p>
          </table:table-cell>
          <table:table-cell office:value-type="float" office:value="2166571260" calcext:value-type="float">
            <text:p>2,17E+09</text:p>
          </table:table-cell>
          <table:table-cell table:formula="of:=[.$C27]*LOG([.$C27];10)" office:value-type="float" office:value="47915686.2800998" calcext:value-type="float">
            <text:p>47915686,2800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" calcext:value-type="float">
            <text:p>1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495.6" calcext:value-type="float">
            <text:p>2495,6</text:p>
          </table:table-cell>
          <table:table-cell office:value-type="float" office:value="2496052740" calcext:value-type="float">
            <text:p>2,50E+09</text:p>
          </table:table-cell>
          <table:table-cell table:formula="of:=[.$C28]*LOG([.$C28];10)" office:value-type="float" office:value="55224719.8959355" calcext:value-type="float">
            <text:p>55224719,8959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" calcext:value-type="float">
            <text:p>1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848.3" calcext:value-type="float">
            <text:p>2848,3</text:p>
          </table:table-cell>
          <table:table-cell office:value-type="float" office:value="2848890620" calcext:value-type="float">
            <text:p>2,85E+09</text:p>
          </table:table-cell>
          <table:table-cell table:formula="of:=[.$C29]*LOG([.$C29];10)" office:value-type="float" office:value="62588182.5849539" calcext:value-type="float">
            <text:p>62588182,5849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24" calcext:value-type="float">
            <text:p>3224</text:p>
          </table:table-cell>
          <table:table-cell office:value-type="float" office:value="3224390400" calcext:value-type="float">
            <text:p>3,22E+09</text:p>
          </table:table-cell>
          <table:table-cell table:formula="of:=[.$C30]*LOG([.$C30];10)" office:value-type="float" office:value="70000000" calcext:value-type="float">
            <text:p>7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5" calcext:value-type="float">
            <text:p>5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796.4" calcext:value-type="float">
            <text:p>6796,4</text:p>
          </table:table-cell>
          <table:table-cell office:value-type="float" office:value="6796931100" calcext:value-type="float">
            <text:p>6,80E+09</text:p>
          </table:table-cell>
          <table:table-cell table:formula="of:=[.$C31]*LOG([.$C31];10)" office:value-type="float" office:value="146020599.91328" calcext:value-type="float">
            <text:p>146020599,9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5" calcext:value-type="float">
            <text:p>5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0701" calcext:value-type="float">
            <text:p>10701</text:p>
          </table:table-cell>
          <table:table-cell office:value-type="float" office:value="10701546500" calcext:value-type="float">
            <text:p>1,07E+10</text:p>
          </table:table-cell>
          <table:table-cell table:formula="of:=[.$C32]*LOG([.$C32];10)" office:value-type="float" office:value="224313637.64159" calcext:value-type="float">
            <text:p>224313637,64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5" calcext:value-type="float">
            <text:p>5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4215.2" calcext:value-type="float">
            <text:p>14215,2</text:p>
          </table:table-cell>
          <table:table-cell office:value-type="float" office:value="14215803900" calcext:value-type="float">
            <text:p>1,42E+10</text:p>
          </table:table-cell>
          <table:table-cell table:formula="of:=[.$C33]*LOG([.$C33];10)" office:value-type="float" office:value="304082399.653118" calcext:value-type="float">
            <text:p>304082399,65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 presorted</text:p>
          </table:table-cell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9196.6" calcext:value-type="float">
            <text:p>19196,6</text:p>
          </table:table-cell>
          <table:table-cell office:value-type="float" office:value="19197059100" calcext:value-type="float">
            <text:p>1,92E+10</text:p>
          </table:table-cell>
          <table:table-cell table:formula="of:=[.C$34]*LOG([.C$34];10)" office:value-type="float" office:value="384948500.216801" calcext:value-type="float">
            <text:p>384948500,216801</text:p>
          </table:table-cell>
          <table:table-cell table:formula="of:=[.$C34]*LOG([.$C34];10)" office:value-type="float" office:value="384948500.216801" calcext:value-type="float">
            <text:p>384948500,216801</text:p>
          </table:table-cell>
          <table:table-cell table:formula="of:=[.D34]" office:value-type="float" office:value="19196.6" calcext:value-type="float">
            <text:p>19196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5T15:18:30.179594196</dc:date>
    <meta:editing-duration>PT1M9S</meta:editing-duration>
    <meta:editing-cycles>1</meta:editing-cycles>
    <meta:document-statistic meta:table-count="1" meta:cell-count="210" meta:object-count="2"/>
    <meta:generator>LibreOffice/7.1.3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952cm" style:legend-expansion="high" chart:style-name="ch2"/>
        <chart:plot-area chart:style-name="ch3" table:cell-range-address="'time-presorted-try1'.C1:'time-presorted-try1'.D34 'time-presorted-try1'.H1:'time-presorted-try1'.H34" chart:data-source-has-labels="row" svg:x="0.32cm" svg:y="0.18cm" svg:width="11.793cm" svg:height="8.64cm">
          <chart:coordinate-region svg:x="2.053cm" svg:y="0.379cm" svg:width="9.31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ime-presorted-try1'.D2:'time-presorted-try1'.D34" chart:label-cell-address="'time-presorted-try1'.D1:'time-presorted-try1'.D1" chart:class="chart:scatter">
            <chart:domain table:cell-range-address="'time-presorted-try1'.C2:'time-presorted-try1'.C34"/>
            <chart:data-point chart:repeated="33"/>
          </chart:series>
          <chart:series chart:style-name="ch8" chart:values-cell-range-address="'time-presorted-try1'.H2:'time-presorted-try1'.H34" chart:label-cell-address="'time-presorted-try1'.H1:'time-presorted-try1'.H1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avg Time (ms)</text:p>
                <draw:g>
                  <svg:desc>'time-presorted-try1'.D1:'time-presorted-try1'.D1</svg:desc>
                </draw:g>
              </table:table-cell>
              <table:table-cell office:value-type="string">
                <text:p>gerade</text:p>
                <draw:g>
                  <svg:desc>'time-presorted-try1'.H1:'time-presorted-try1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time-presorted-try1'.C2:'time-presorted-try1'.C34</svg:desc>
                </draw:g>
              </table:table-cell>
              <table:table-cell office:value-type="float" office:value="0.000841">
                <text:p>0.000841</text:p>
                <draw:g>
                  <svg:desc>'time-presorted-try1'.D2:'time-presorted-try1'.D34</svg:desc>
                </draw:g>
              </table:table-cell>
              <table:table-cell office:value-type="float" office:value="0.000841">
                <text:p>0.000841</text:p>
                <draw:g>
                  <svg:desc>'time-presorted-try1'.H2:'time-presorted-try1'.H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45">
                <text:p>0.0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1.0061">
                <text:p>1.0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1.018">
                <text:p>1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2.019">
                <text:p>2.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2.944">
                <text:p>2.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3.046">
                <text:p>3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4.049">
                <text:p>4.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5.048">
                <text:p>5.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  <table:table-cell office:value-type="float" office:value="5.151">
                <text:p>5.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6.116">
                <text:p>6.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4.326">
                <text:p>14.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0">
                <text:p>300000</text:p>
              </table:table-cell>
              <table:table-cell office:value-type="float" office:value="69.876">
                <text:p>69.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00">
                <text:p>400000</text:p>
              </table:table-cell>
              <table:table-cell office:value-type="float" office:value="98.57333">
                <text:p>98.57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125.753334">
                <text:p>125.753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000">
                <text:p>600000</text:p>
              </table:table-cell>
              <table:table-cell office:value-type="float" office:value="153.54666">
                <text:p>153.54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000">
                <text:p>700000</text:p>
              </table:table-cell>
              <table:table-cell office:value-type="float" office:value="184.53334">
                <text:p>184.53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00">
                <text:p>800000</text:p>
              </table:table-cell>
              <table:table-cell office:value-type="float" office:value="203.94">
                <text:p>203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225.96">
                <text:p>225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285.92">
                <text:p>285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526.84">
                <text:p>526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000">
                <text:p>3000000</text:p>
              </table:table-cell>
              <table:table-cell office:value-type="float" office:value="825.6">
                <text:p>82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000">
                <text:p>4000000</text:p>
              </table:table-cell>
              <table:table-cell office:value-type="float" office:value="1181.1">
                <text:p>118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0">
                <text:p>5000000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000">
                <text:p>6000000</text:p>
              </table:table-cell>
              <table:table-cell office:value-type="float" office:value="1829.9">
                <text:p>182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000">
                <text:p>7000000</text:p>
              </table:table-cell>
              <table:table-cell office:value-type="float" office:value="2166.1">
                <text:p>216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00000">
                <text:p>8000000</text:p>
              </table:table-cell>
              <table:table-cell office:value-type="float" office:value="2495.6">
                <text:p>249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0000">
                <text:p>9000000</text:p>
              </table:table-cell>
              <table:table-cell office:value-type="float" office:value="2848.3">
                <text:p>284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00">
                <text:p>10000000</text:p>
              </table:table-cell>
              <table:table-cell office:value-type="float" office:value="3224">
                <text:p>3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0">
                <text:p>20000000</text:p>
              </table:table-cell>
              <table:table-cell office:value-type="float" office:value="6796.4">
                <text:p>679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0">
                <text:p>30000000</text:p>
              </table:table-cell>
              <table:table-cell office:value-type="float" office:value="10701">
                <text:p>10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0000">
                <text:p>40000000</text:p>
              </table:table-cell>
              <table:table-cell office:value-type="float" office:value="14215.2">
                <text:p>1421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000">
                <text:p>50000000</text:p>
              </table:table-cell>
              <table:table-cell office:value-type="float" office:value="19196.6">
                <text:p>19196.6</text:p>
              </table:table-cell>
              <table:table-cell office:value-type="float" office:value="19196.6">
                <text:p>1919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952cm" style:legend-expansion="high" chart:style-name="ch2"/>
        <chart:plot-area chart:style-name="ch3" table:cell-range-address="'time-presorted-try1'.C1:'time-presorted-try1'.C34 'time-presorted-try1'.F1:'time-presorted-try1'.G34" chart:data-source-has-labels="row" svg:x="0.32cm" svg:y="0.18cm" svg:width="12.852cm" svg:height="8.64cm">
          <chart:coordinate-region svg:x="2.238cm" svg:y="0.379cm" svg:width="10.19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ime-presorted-try1'.F2:'time-presorted-try1'.F34" chart:label-cell-address="'time-presorted-try1'.F1:'time-presorted-try1'.F1" chart:class="chart:scatter">
            <chart:domain table:cell-range-address="'time-presorted-try1'.C2:'time-presorted-try1'.C34"/>
            <chart:data-point chart:repeated="33"/>
          </chart:series>
          <chart:series chart:style-name="ch8" chart:values-cell-range-address="'time-presorted-try1'.G2:'time-presorted-try1'.G34" chart:label-cell-address="'time-presorted-try1'.G1:'time-presorted-try1'.G1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n*log(n)</text:p>
                <draw:g>
                  <svg:desc>'time-presorted-try1'.F1:'time-presorted-try1'.F1</svg:desc>
                </draw:g>
              </table:table-cell>
              <table:table-cell office:value-type="string">
                <text:p>gerade</text:p>
                <draw:g>
                  <svg:desc>'time-presorted-try1'.G1:'time-presorted-try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time-presorted-try1'.C2:'time-presorted-try1'.C34</svg:desc>
                </draw:g>
              </table:table-cell>
              <table:table-cell office:value-type="float" office:value="3000">
                <text:p>3000</text:p>
                <draw:g>
                  <svg:desc>'time-presorted-try1'.F2:'time-presorted-try1'.F34</svg:desc>
                </draw:g>
              </table:table-cell>
              <table:table-cell office:value-type="float" office:value="3000">
                <text:p>3000</text:p>
                <draw:g>
                  <svg:desc>'time-presorted-try1'.G2:'time-presorted-try1'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86020.5999132796">
                <text:p>86020.5999132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134313.63764159">
                <text:p>134313.6376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184082.399653118">
                <text:p>184082.39965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234948.500216801">
                <text:p>234948.5002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286689.075023019">
                <text:p>286689.07502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339156.862800998">
                <text:p>339156.862800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392247.198959355">
                <text:p>392247.19895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  <table:table-cell office:value-type="float" office:value="445881.825849539">
                <text:p>445881.825849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060205.9991328">
                <text:p>1060205.999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0">
                <text:p>300000</text:p>
              </table:table-cell>
              <table:table-cell office:value-type="float" office:value="1643136.3764159">
                <text:p>1643136.376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00">
                <text:p>400000</text:p>
              </table:table-cell>
              <table:table-cell office:value-type="float" office:value="2240823.99653118">
                <text:p>2240823.9965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2849485.00216801">
                <text:p>2849485.002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000">
                <text:p>600000</text:p>
              </table:table-cell>
              <table:table-cell office:value-type="float" office:value="3466890.75023019">
                <text:p>3466890.7502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000">
                <text:p>700000</text:p>
              </table:table-cell>
              <table:table-cell office:value-type="float" office:value="4091568.62800998">
                <text:p>4091568.62800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00">
                <text:p>800000</text:p>
              </table:table-cell>
              <table:table-cell office:value-type="float" office:value="4722471.98959355">
                <text:p>4722471.9895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5358818.25849539">
                <text:p>5358818.25849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6000000">
                <text:p>6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12602059.991328">
                <text:p>12602059.99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000">
                <text:p>3000000</text:p>
              </table:table-cell>
              <table:table-cell office:value-type="float" office:value="19431363.764159">
                <text:p>19431363.76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000">
                <text:p>4000000</text:p>
              </table:table-cell>
              <table:table-cell office:value-type="float" office:value="26408239.9653118">
                <text:p>26408239.965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0">
                <text:p>5000000</text:p>
              </table:table-cell>
              <table:table-cell office:value-type="float" office:value="33494850.0216801">
                <text:p>33494850.02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000">
                <text:p>6000000</text:p>
              </table:table-cell>
              <table:table-cell office:value-type="float" office:value="40668907.5023019">
                <text:p>40668907.502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000">
                <text:p>7000000</text:p>
              </table:table-cell>
              <table:table-cell office:value-type="float" office:value="47915686.2800998">
                <text:p>47915686.2800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00000">
                <text:p>8000000</text:p>
              </table:table-cell>
              <table:table-cell office:value-type="float" office:value="55224719.8959355">
                <text:p>55224719.895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0000">
                <text:p>9000000</text:p>
              </table:table-cell>
              <table:table-cell office:value-type="float" office:value="62588182.5849539">
                <text:p>62588182.5849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00">
                <text:p>10000000</text:p>
              </table:table-cell>
              <table:table-cell office:value-type="float" office:value="70000000">
                <text:p>7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0">
                <text:p>20000000</text:p>
              </table:table-cell>
              <table:table-cell office:value-type="float" office:value="146020599.91328">
                <text:p>146020599.9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0">
                <text:p>30000000</text:p>
              </table:table-cell>
              <table:table-cell office:value-type="float" office:value="224313637.64159">
                <text:p>224313637.6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0000">
                <text:p>40000000</text:p>
              </table:table-cell>
              <table:table-cell office:value-type="float" office:value="304082399.653118">
                <text:p>304082399.65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000">
                <text:p>50000000</text:p>
              </table:table-cell>
              <table:table-cell office:value-type="float" office:value="384948500.216801">
                <text:p>384948500.216801</text:p>
              </table:table-cell>
              <table:table-cell office:value-type="float" office:value="384948500.216801">
                <text:p>384948500.216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